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text-properties fo:color="#d4d4d4" style:font-name="Consolas" fo:font-size="10.5pt" fo:font-weight="normal" fo:background-color="#1e1e1e" style:font-weight-asian="bold" style:font-weight-complex="bol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7" style:family="paragraph" style:parent-style-name="Standard"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8" style:family="paragraph" style:parent-style-name="Standard"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background-color="#ffffff">
        <style:background-image/>
      </style:paragraph-properties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font-weight="normal" style:font-weight-asian="bold" style:font-weight-complex="bold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color="#9cdcfe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20" style:family="paragraph" style:parent-style-name="Standard">
      <style:paragraph-properties fo:background-color="#33ff99">
        <style:background-image/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background-color="#99ff66">
        <style:background-image/>
      </style:paragraph-properties>
      <style:text-properties fo:language="en" fo:country="US" fo:font-weight="bold" style:font-weight-asian="bold" style:font-weight-complex="bold"/>
    </style:style>
    <style:style style:name="P22" style:family="paragraph" style:parent-style-name="Standard">
      <style:paragraph-properties fo:background-color="#66ff66">
        <style:background-image/>
      </style:paragraph-properties>
      <style:text-properties fo:language="en" fo:country="US" fo:font-weight="bold" style:font-weight-asian="bold" style:font-weight-complex="bold"/>
    </style:style>
    <style:style style:name="P23" style:family="paragraph" style:parent-style-name="Standard" style:list-style-name="L2">
      <style:text-properties fo:language="en" fo:country="US" fo:font-weight="bold" style:font-weight-asian="bold" style:font-weight-complex="bold"/>
    </style:style>
    <style:style style:name="P24" style:family="paragraph" style:parent-style-name="Standard" style:list-style-name="L4">
      <style:text-properties fo:language="en" fo:country="US" fo:font-weight="bold" style:font-weight-asian="bold" style:font-weight-complex="bold"/>
    </style:style>
    <style:style style:name="P25" style:family="paragraph" style:parent-style-name="Standard">
      <style:paragraph-properties style:line-height-at-least="0.503cm"/>
    </style:style>
    <style:style style:name="P26" style:family="paragraph" style:parent-style-name="Standard" style:list-style-name="L10">
      <style:text-properties fo:font-weight="bold" fo:background-color="#ffcc00" style:font-weight-asian="bold" style:font-weight-complex="bold"/>
    </style:style>
    <style:style style:name="P27" style:family="paragraph" style:parent-style-name="Standard">
      <style:text-properties fo:background-color="#ffcc00"/>
    </style:style>
    <style:style style:name="P28" style:family="paragraph" style:parent-style-name="Standard" style:list-style-name="L1">
      <style:paragraph-properties fo:background-color="#33ff99">
        <style:background-image/>
      </style:paragraph-properties>
      <style:text-properties fo:font-weight="bold" style:font-weight-asian="bold" style:font-weight-complex="bold"/>
    </style:style>
    <style:style style:name="P29" style:family="paragraph" style:parent-style-name="Standard" style:list-style-name="L5">
      <style:paragraph-properties fo:background-color="#33ff99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Standard" style:list-style-name="L5">
      <style:paragraph-properties fo:background-color="#33ff99">
        <style:background-image/>
      </style:paragraph-properties>
      <style:text-properties fo:language="en" fo:country="US" fo:font-weight="bold" style:font-weight-asian="bold" style:font-weight-complex="bold"/>
    </style:style>
    <style:style style:name="P31" style:family="paragraph" style:parent-style-name="Standard" style:list-style-name="L1">
      <style:paragraph-properties fo:background-color="#ffffff"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background-color="#ffffff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background-color="#ffffff">
        <style:background-image/>
      </style:paragraph-properties>
    </style:style>
    <style:style style:name="P34" style:family="paragraph" style:parent-style-name="Standard" style:list-style-name="L2">
      <style:paragraph-properties fo:background-color="#ffffff">
        <style:background-image/>
      </style:paragraph-properties>
    </style:style>
    <style:style style:name="P35" style:family="paragraph" style:parent-style-name="Standard" style:list-style-name="L2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6" style:family="paragraph" style:parent-style-name="Standard" style:list-style-name="L8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7" style:family="paragraph" style:parent-style-name="Standard" style:list-style-name="L5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38" style:family="paragraph" style:parent-style-name="Standard" style:list-style-name="L6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39" style:family="paragraph" style:parent-style-name="Standard" style:list-style-name="L7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40" style:family="paragraph" style:parent-style-name="Standard" style:list-style-name="L8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41" style:family="paragraph" style:parent-style-name="Standard" style:list-style-name="L1">
      <style:paragraph-properties fo:background-color="#99ff99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42" style:family="paragraph" style:parent-style-name="Standard" style:list-style-name="L2">
      <style:paragraph-properties fo:background-color="#99ff33">
        <style:background-image/>
      </style:paragraph-properties>
      <style:text-properties fo:language="en" fo:country="US" fo:font-weight="bold" style:font-weight-asian="bold" style:font-weight-complex="bold"/>
    </style:style>
    <style:style style:name="P43" style:family="paragraph" style:parent-style-name="Standard" style:list-style-name="L3">
      <style:paragraph-properties fo:background-color="#66ccff">
        <style:background-image/>
      </style:paragraph-properties>
      <style:text-properties fo:language="en" fo:country="US" fo:font-weight="bold" style:font-weight-asian="bold" style:font-weight-complex="bold"/>
    </style:style>
    <style:style style:name="P44" style:family="paragraph" style:parent-style-name="Standard" style:list-style-name="L4">
      <style:paragraph-properties fo:background-color="#99ffff">
        <style:background-image/>
      </style:paragraph-properties>
      <style:text-properties fo:language="en" fo:country="US" fo:font-weight="bold" style:font-weight-asian="bold" style:font-weight-complex="bold"/>
    </style:style>
    <style:style style:name="P45" style:family="paragraph" style:parent-style-name="Standard" style:list-style-name="L4">
      <style:paragraph-properties fo:background-color="#009933">
        <style:background-image/>
      </style:paragraph-properties>
      <style:text-properties fo:language="en" fo:country="US" fo:font-weight="bold" style:font-weight-asian="bold" style:font-weight-complex="bold"/>
    </style:style>
    <style:style style:name="P46" style:family="paragraph" style:parent-style-name="Standard" style:list-style-name="L5">
      <style:paragraph-properties fo:background-color="#99ff66">
        <style:background-image/>
      </style:paragraph-properties>
      <style:text-properties fo:font-weight="bold" style:font-weight-asian="bold" style:font-weight-complex="bold"/>
    </style:style>
    <style:style style:name="P47" style:family="paragraph" style:parent-style-name="Standard" style:list-style-name="L5">
      <style:paragraph-properties fo:background-color="#99ff66">
        <style:background-image/>
      </style:paragraph-properties>
      <style:text-properties fo:language="en" fo:country="US" fo:font-weight="bold" style:font-weight-asian="bold" style:font-weight-complex="bold"/>
    </style:style>
    <style:style style:name="P48" style:family="paragraph" style:parent-style-name="Standard" style:list-style-name="L6">
      <style:paragraph-properties fo:background-color="#66ff66">
        <style:background-image/>
      </style:paragraph-properties>
      <style:text-properties fo:font-weight="bold" style:font-weight-asian="bold" style:font-weight-complex="bold"/>
    </style:style>
    <style:style style:name="P49" style:family="paragraph" style:parent-style-name="Standard" style:list-style-name="L6">
      <style:paragraph-properties fo:background-color="#66ff66">
        <style:background-image/>
      </style:paragraph-properties>
      <style:text-properties fo:language="en" fo:country="US" fo:font-weight="bold" style:font-weight-asian="bold" style:font-weight-complex="bold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d4d4d4" fo:background-color="#1e1e1e"/>
    </style:style>
    <style:style style:name="T3" style:family="text">
      <style:text-properties fo:color="#d4d4d4" style:font-name="Consolas" fo:font-size="10.5pt" fo:language="en" fo:country="US" fo:font-weight="normal" fo:background-color="#1e1e1e"/>
    </style:style>
    <style:style style:name="T4" style:family="text"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T5" style:family="text">
      <style:text-properties fo:color="#d4d4d4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T6" style:family="text">
      <style:text-properties fo:color="#d4d4d4" style:font-name="Consolas" fo:font-size="10.5pt" fo:language="en" fo:country="US" fo:background-color="#1e1e1e"/>
    </style:style>
    <style:style style:name="T7" style:family="text">
      <style:text-properties fo:color="#d4d4d4" style:font-name="Consolas" fo:font-size="10.5pt" fo:font-weight="normal" fo:background-color="#1e1e1e"/>
    </style:style>
    <style:style style:name="T8" style:family="text">
      <style:text-properties fo:color="#808080" style:font-name="Consolas" fo:font-size="10.5pt" fo:font-weight="normal"/>
    </style:style>
    <style:style style:name="T9" style:family="text">
      <style:text-properties fo:color="#808080" style:font-name="Consolas" fo:font-size="10.5pt" fo:font-weight="normal" fo:background-color="#1e1e1e"/>
    </style:style>
    <style:style style:name="T10" style:family="text">
      <style:text-properties fo:color="#808080" style:font-name="Consolas" fo:font-size="10.5pt" fo:language="en" fo:country="US" fo:font-weight="normal" fo:background-color="#1e1e1e"/>
    </style:style>
    <style:style style:name="T11" style:family="text">
      <style:text-properties fo:color="#4ec9b0" style:font-name="Consolas" fo:font-size="10.5pt" fo:font-weight="normal"/>
    </style:style>
    <style:style style:name="T12" style:family="text">
      <style:text-properties fo:color="#4ec9b0" style:font-name="Consolas" fo:font-size="10.5pt" fo:font-weight="normal" fo:background-color="#1e1e1e"/>
    </style:style>
    <style:style style:name="T13" style:family="text">
      <style:text-properties fo:color="#4ec9b0" style:font-name="Consolas" fo:font-size="10.5pt" fo:language="en" fo:country="US" fo:font-weight="normal" fo:background-color="#1e1e1e"/>
    </style:style>
    <style:style style:name="T14" style:family="text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text-underline-style="solid" style:text-underline-width="auto" style:text-underline-color="font-color"/>
    </style:style>
    <style:style style:name="T17" style:family="text">
      <style:text-properties fo:color="#c586c0"/>
    </style:style>
    <style:style style:name="T18" style:family="text">
      <style:text-properties fo:color="#c586c0" style:font-name="Consolas" fo:font-size="10.5pt" fo:font-weight="normal"/>
    </style:style>
    <style:style style:name="T19" style:family="text">
      <style:text-properties fo:color="#c586c0" style:font-name="Consolas" fo:font-size="10.5pt" fo:font-weight="normal" fo:background-color="#1e1e1e"/>
    </style:style>
    <style:style style:name="T20" style:family="text">
      <style:text-properties fo:color="#c586c0" style:font-name="Consolas" fo:font-size="10.5pt" fo:language="en" fo:country="US" fo:font-weight="normal" fo:background-color="#1e1e1e" style:font-weight-asian="bold" style:font-weight-complex="bold"/>
    </style:style>
    <style:style style:name="T21" style:family="text">
      <style:text-properties fo:color="#c586c0" fo:language="en" fo:country="US"/>
    </style:style>
    <style:style style:name="T22" style:family="text">
      <style:text-properties fo:color="#9cdcfe"/>
    </style:style>
    <style:style style:name="T23" style:family="text">
      <style:text-properties fo:color="#9cdcfe" style:font-name="Consolas" fo:font-size="10.5pt" fo:language="en" fo:country="US" style:text-underline-style="none" fo:font-weight="normal" fo:background-color="#1e1e1e" style:font-size-asian="12pt" style:font-weight-asian="bold" style:font-size-complex="12pt" style:font-weight-complex="bold"/>
    </style:style>
    <style:style style:name="T24" style:family="text">
      <style:text-properties fo:color="#9cdcfe" style:font-name="Consolas" fo:font-size="10.5pt" fo:language="en" fo:country="US" fo:background-color="#1e1e1e"/>
    </style:style>
    <style:style style:name="T25" style:family="text">
      <style:text-properties fo:color="#9cdcfe" style:font-name="Consolas" fo:font-size="10.5pt" fo:language="en" fo:country="US" fo:font-weight="normal" fo:background-color="#1e1e1e" style:font-weight-asian="bold" style:font-weight-complex="bold"/>
    </style:style>
    <style:style style:name="T26" style:family="text">
      <style:text-properties fo:color="#9cdcfe" style:font-name="Consolas" fo:font-size="10.5pt" fo:font-weight="normal"/>
    </style:style>
    <style:style style:name="T27" style:family="text">
      <style:text-properties fo:color="#9cdcfe" style:font-name="Consolas" fo:font-size="10.5pt" fo:font-weight="normal" fo:background-color="#1e1e1e"/>
    </style:style>
    <style:style style:name="T28" style:family="text">
      <style:text-properties fo:color="#9cdcfe" fo:language="en" fo:country="US"/>
    </style:style>
    <style:style style:name="T29" style:family="text">
      <style:text-properties fo:color="#ce9178"/>
    </style:style>
    <style:style style:name="T30" style:family="text">
      <style:text-properties fo:color="#ce9178" style:font-name="Consolas" fo:font-size="10.5pt" fo:font-weight="normal"/>
    </style:style>
    <style:style style:name="T31" style:family="text">
      <style:text-properties fo:color="#ce9178" style:font-name="Consolas" fo:font-size="10.5pt" fo:font-weight="normal" fo:background-color="#1e1e1e"/>
    </style:style>
    <style:style style:name="T32" style:family="text">
      <style:text-properties fo:color="#ce9178" fo:language="en" fo:country="US"/>
    </style:style>
    <style:style style:name="T33" style:family="text">
      <style:text-properties fo:font-variant="normal" fo:text-transform="none" fo:color="#cccccc" style:font-name="Consolas1" fo:font-size="10.5pt" fo:letter-spacing="normal" fo:language="en" fo:country="US" fo:font-style="normal" fo:font-weight="normal"/>
    </style:style>
    <style:style style:name="T34" style:family="text">
      <style:text-properties fo:font-variant="normal" fo:text-transform="none" fo:color="#9cdcfe" style:font-name="Consolas" fo:font-size="10.5pt" fo:letter-spacing="normal" fo:language="en" fo:country="US" fo:font-style="normal" style:text-underline-style="none" fo:font-weight="normal" fo:background-color="#1e1e1e" style:font-size-asian="12pt" style:font-size-complex="12pt"/>
    </style:style>
    <style:style style:name="T35" style:family="text">
      <style:text-properties fo:color="#569cd6" fo:language="en" fo:country="US"/>
    </style:style>
    <style:style style:name="T36" style:family="text">
      <style:text-properties fo:color="#569cd6" style:font-name="Consolas" fo:font-size="10.5pt" fo:font-weight="normal"/>
    </style:style>
    <style:style style:name="T37" style:family="text">
      <style:text-properties fo:color="#569cd6" style:font-name="Consolas" fo:font-size="10.5pt" fo:font-weight="normal" fo:background-color="#1e1e1e"/>
    </style:style>
    <style:style style:name="T38" style:family="text">
      <style:text-properties fo:color="#569cd6" style:font-name="Consolas" fo:font-size="10.5pt" fo:language="en" fo:country="US" fo:background-color="#1e1e1e"/>
    </style:style>
    <style:style style:name="T39" style:family="text">
      <style:text-properties fo:color="#569cd6" style:font-name="Consolas" fo:font-size="10.5pt" fo:language="en" fo:country="US" fo:font-weight="normal" fo:background-color="#1e1e1e" style:font-weight-asian="bold" style:font-weight-complex="bold"/>
    </style:style>
    <style:style style:name="T40" style:family="text">
      <style:text-properties fo:color="#4fc1ff"/>
    </style:style>
    <style:style style:name="T41" style:family="text">
      <style:text-properties fo:color="#4fc1ff" fo:language="en" fo:country="US"/>
    </style:style>
    <style:style style:name="T42" style:family="text">
      <style:text-properties fo:color="#4fc1ff" style:font-name="Consolas" fo:font-size="10.5pt" fo:font-weight="normal"/>
    </style:style>
    <style:style style:name="T43" style:family="text">
      <style:text-properties fo:color="#dcdcaa" style:font-name="Consolas" fo:font-size="10.5pt" fo:font-weight="normal"/>
    </style:style>
    <style:style style:name="T44" style:family="text">
      <style:text-properties fo:color="#dcdcaa" style:font-name="Consolas" fo:font-size="10.5pt" fo:font-weight="normal" fo:background-color="#1e1e1e"/>
    </style:style>
    <style:style style:name="T45" style:family="text">
      <style:text-properties fo:color="#dcdcaa" style:font-name="Consolas" fo:font-size="10.5pt" fo:language="en" fo:country="US" fo:background-color="#1e1e1e"/>
    </style:style>
    <style:style style:name="T46" style:family="text">
      <style:text-properties fo:color="#dcdcaa" style:font-name="Consolas" fo:font-size="10.5pt" fo:language="en" fo:country="US" fo:font-weight="normal" fo:background-color="#1e1e1e" style:font-weight-asian="bold" style:font-weight-complex="bold"/>
    </style:style>
    <style:style style:name="T47" style:family="text">
      <style:text-properties fo:color="#dcdcaa" fo:language="en" fo:country="US"/>
    </style:style>
    <style:style style:name="T48" style:family="text">
      <style:text-properties fo:color="#6a9955" style:font-name="Consolas" fo:font-size="10.5pt" fo:font-weight="normal"/>
    </style:style>
    <style:style style:name="T49" style:family="text">
      <style:text-properties fo:color="#6a9955" style:font-name="Consolas" fo:font-size="10.5pt" fo:font-weight="normal" fo:background-color="#1e1e1e"/>
    </style:style>
    <style:style style:name="T50" style:family="text">
      <style:text-properties fo:color="#6a9955" style:font-name="Consolas" fo:font-size="10.5pt" fo:language="en" fo:country="US" fo:background-color="#1e1e1e"/>
    </style:style>
    <style:style style:name="T51" style:family="text">
      <style:text-properties fo:color="#6a9955" style:font-name="Consolas" fo:font-size="10.5pt" fo:language="en" fo:country="US" fo:font-weight="normal" fo:background-color="#1e1e1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0"/>
      <text:list xml:id="list7525263339197471321" text:style-name="L1">
        <text:list-item>
          <text:p text:style-name="P28">Creacion de un sistema de rutas </text:p>
        </text:list-item>
      </text:list>
      <text:p text:style-name="P20"/>
      <text:p text:style-name="P16"/>
      <text:list xml:id="list31269342" text:continue-numbering="true" text:style-name="L1">
        <text:list-item>
          <text:p text:style-name="P31">En client instalamos el package react-router-dom <text:s/>.</text:p>
        </text:list-item>
        <text:list-item>
          <text:p text:style-name="P31"><text:a xlink:type="simple" xlink:href="https://reactrouter.com/web/guides/quick-start" text:style-name="Internet_20_link" text:visited-style-name="Visited_20_Internet_20_Link">https://reactrouter.com/web/guides/quick-start</text:a></text:p>
          <text:p text:style-name="P31"/>
        </text:list-item>
      </text:list>
      <text:p text:style-name="P11"/>
      <text:list xml:id="list31275559" text:continue-numbering="true" text:style-name="L1">
        <text:list-item>
          <text:p text:style-name="P41">Sobre react – router – dom <text:s/>(basic) : </text:p>
        </text:list-item>
      </text:list>
      <text:p text:style-name="P12"/>
      <text:list xml:id="list31279925" text:continue-numbering="true" text:style-name="L1">
        <text:list-item>
          <text:p text:style-name="P33"><text:span text:style-name="T14">Si queremos que se aplique el sistema de rutas en un entorno debemos envolver ese entorno entre </text:span><text:span text:style-name="T2"> </text:span><text:span text:style-name="T9">&lt;</text:span><text:span text:style-name="T12">Router</text:span><text:span text:style-name="T9">&gt; </text:span><text:span text:style-name="T10">{</text:span><text:span text:style-name="T9"> </text:span><text:span text:style-name="T10">Entorno }</text:span><text:span text:style-name="T3"> </text:span><text:span text:style-name="T10">&lt;/</text:span><text:span text:style-name="T13">Router</text:span><text:span text:style-name="T10">&gt;</text:span></text:p>
        </text:list-item>
      </text:list>
      <text:p text:style-name="P12"/>
      <text:list xml:id="list31275526" text:continue-numbering="true" text:style-name="L1">
        <text:list-item>
          <text:p text:style-name="P32">Las funcionalidades basicas a importar son : </text:p>
        </text:list-item>
      </text:list>
      <text:p text:style-name="P13"><text:span text:style-name="T17">import</text:span> {<text:span text:style-name="T22">BrowserRouter</text:span> <text:span text:style-name="T17">as</text:span> <text:span text:style-name="T22">Router</text:span> ,<text:span text:style-name="T22">Route</text:span>, <text:span text:style-name="T22">Switch</text:span> } <text:span text:style-name="T17">from</text:span> <text:span text:style-name="T29">'react-router-dom'</text:span>;</text:p>
      <text:p text:style-name="P12"/>
      <text:list xml:id="list1363392018528932470" text:style-name="L2">
        <text:list-item>
          <text:p text:style-name="P34"><text:span text:style-name="T23">&lt;Switch&gt; {rutas}&lt;/Switch&gt;</text:span><text:span text:style-name="T5"> </text:span></text:p>
        </text:list-item>
        <text:list-item>
          <text:p text:style-name="P23">Nos permite representar una ruta exclusivamente o sea al envolver el sistema de rutas en esta etiqueta se cargara el primer componente hijo que coincida con la ruta especificada . </text:p>
        </text:list-item>
      </text:list>
      <text:p text:style-name="P5"><text:span text:style-name="Source_20_Text"><text:span text:style-name="T33"/></text:span></text:p>
      <text:list xml:id="list31275164" text:continue-numbering="true" text:style-name="L2">
        <text:list-item>
          <text:p text:style-name="P35"><text:span text:style-name="Source_20_Text"><text:span text:style-name="T34">&lt;Link to ='/contacto'&gt; UnLinkMas&lt;/Switch&gt;</text:span></text:span></text:p>
        </text:list-item>
        <text:list-item>
          <text:p text:style-name="P23">Nos permite crear un link que nos lleva a la ruta especificada en to .</text:p>
        </text:list-item>
      </text:list>
      <text:p text:style-name="P17"/>
      <text:list xml:id="list31262957" text:continue-numbering="true" text:style-name="L2">
        <text:list-item>
          <text:p text:style-name="P42">Creacion de un sistema de rutas automatizado : </text:p>
        </text:list-item>
      </text:list>
      <text:p text:style-name="P8"/>
      <text:list xml:id="list31255598" text:continue-numbering="true" text:style-name="L2">
        <text:list-item>
          <text:p text:style-name="P23">En client → layouts : </text:p>
        </text:list-item>
        <text:list-item>
          <text:p text:style-name="P23">Lo primero consiste en crear Layouts para tener vistas generalizadas de nuestras paginas ( LayoutAdmin , LayoutBasic ) . Ademas debemos importar todos los componentes o paginas a renderizar .</text:p>
        </text:list-item>
      </text:list>
      <text:p text:style-name="P8"/>
      <text:list xml:id="list31284347" text:continue-numbering="true" text:style-name="L2">
        <text:list-item>
          <text:p text:style-name="P23">En client → config → routes.js : </text:p>
        </text:list-item>
      </text:list>
      <text:p text:style-name="P8"/>
      <text:p text:style-name="P7">// importacion del Layout</text:p>
      <text:p text:style-name="P2"><text:span text:style-name="T17">import</text:span> <text:span text:style-name="T22">LayoutAdmin</text:span> <text:span text:style-name="T17">from</text:span> <text:span text:style-name="T29">'../layouts/LayoutAdmin'</text:span>;</text:p>
      <text:p text:style-name="P2"><text:span text:style-name="T17">import</text:span> <text:span text:style-name="T22">LayoutBasic</text:span> <text:span text:style-name="T17">from</text:span> <text:span text:style-name="T29">'../layouts/LayoutBasic'</text:span>;</text:p>
      <text:p text:style-name="P6">// importacion de las paginas de Admin : </text:p>
      <text:p text:style-name="P6">// desde el componente se hace una export default </text:p>
      <text:p text:style-name="P6">// da igual nombre que le pongamos a "AdminHome" , siempre se va a importar </text:p>
      <text:p text:style-name="P6">//el componente Admin </text:p>
      <text:p text:style-name="P6">//Admin pages</text:p>
      <text:p text:style-name="P2"><text:span text:style-name="T17">import</text:span> <text:span text:style-name="T22">AdminHome</text:span> <text:span text:style-name="T17">from</text:span> <text:span text:style-name="T29">'../pages/Admin'</text:span>;</text:p>
      <text:p text:style-name="P4"><text:span text:style-name="T19">import</text:span><text:span text:style-name="T7"> </text:span><text:span text:style-name="T27">AdminSignIn</text:span><text:span text:style-name="T7"> </text:span><text:span text:style-name="T19">from</text:span><text:span text:style-name="T7"> </text:span><text:span text:style-name="T31">'../pages/Admin/SignIn/SignIn'</text:span><text:span text:style-name="T7">;</text:span></text:p>
      <text:p text:style-name="P6">//pages </text:p>
      <text:p text:style-name="P2"><text:span text:style-name="T17">import</text:span> <text:span text:style-name="T22">Home</text:span> <text:span text:style-name="T17">from</text:span> <text:span text:style-name="T29">'../pages/Home'</text:span>;</text:p>
      <text:p text:style-name="P4"><text:span text:style-name="T19">import</text:span><text:span text:style-name="T7"> </text:span><text:span text:style-name="T27">Contact</text:span><text:span text:style-name="T7"> </text:span><text:span text:style-name="T19">from</text:span><text:span text:style-name="T7"> </text:span><text:span text:style-name="T31">'../pages/Contact'</text:span><text:span text:style-name="T7">;</text:span></text:p>
      <text:p text:style-name="P6">//Others </text:p>
      <text:p text:style-name="P2"><text:span text:style-name="T17">import</text:span> <text:span text:style-name="T22">Error404</text:span> <text:span text:style-name="T17">from</text:span> <text:span text:style-name="T29">'../pages/Error404'</text:span> ;</text:p>
      <text:p text:style-name="P2"/>
      <text:p text:style-name="P2"/>
      <text:p text:style-name="P9"><text:soft-page-break/></text:p>
      <text:list xml:id="list3990906122200358816" text:style-name="L3">
        <text:list-item>
          <text:p text:style-name="P43">Configuracion del array de rutas : </text:p>
        </text:list-item>
      </text:list>
      <text:p text:style-name="P8"/>
      <text:p text:style-name="P3"><text:span text:style-name="T35">const</text:span><text:span text:style-name="T15"> </text:span><text:span text:style-name="T41">routes</text:span><text:span text:style-name="T15"> = [{</text:span></text:p>
      <text:p text:style-name="P4"/>
      <text:p text:style-name="P1">     <text:span text:style-name="T26">path :</text:span><text:span text:style-name="T1"> </text:span><text:span text:style-name="T30">"/admin"</text:span><text:span text:style-name="T1">,</text:span></text:p>
      <text:p text:style-name="P1">     <text:span text:style-name="T43">component</text:span><text:span text:style-name="T26">:</text:span><text:span text:style-name="T1"> </text:span><text:span text:style-name="T43">LayoutAdmin</text:span><text:span text:style-name="T1">,</text:span></text:p>
      <text:p text:style-name="P1">     <text:span text:style-name="T26">exact :</text:span><text:span text:style-name="T1"> </text:span><text:span text:style-name="T36">false</text:span><text:span text:style-name="T1">,</text:span></text:p>
      <text:p text:style-name="P1">     <text:span text:style-name="T26">routes :</text:span><text:span text:style-name="T1"> [{                       </text:span><text:span text:style-name="T48">// array de rutas anidado , rutas hijas </text:span></text:p>
      <text:p text:style-name="P1">          <text:span text:style-name="T26">path :</text:span><text:span text:style-name="T1"> </text:span><text:span text:style-name="T30">"/admin"</text:span><text:span text:style-name="T1">,</text:span></text:p>
      <text:p text:style-name="P1">          <text:span text:style-name="T43">component</text:span><text:span text:style-name="T26">:</text:span><text:span text:style-name="T1"> </text:span><text:span text:style-name="T43">AdminHome</text:span><text:span text:style-name="T1">,</text:span></text:p>
      <text:p text:style-name="P1">          <text:span text:style-name="T26">exact :</text:span><text:span text:style-name="T1"> </text:span><text:span text:style-name="T36">true</text:span></text:p>
      <text:p text:style-name="P1">               <text:span text:style-name="T1">},</text:span></text:p>
      <text:p text:style-name="P1">               <text:span text:style-name="T1">{</text:span></text:p>
      <text:p text:style-name="P1">          <text:span text:style-name="T26">path :</text:span><text:span text:style-name="T1"> </text:span><text:span text:style-name="T30">"/admin/login"</text:span><text:span text:style-name="T1">,</text:span></text:p>
      <text:p text:style-name="P1">          <text:span text:style-name="T43">component</text:span><text:span text:style-name="T26">:</text:span><text:span text:style-name="T1"> </text:span><text:span text:style-name="T43">AdminSignIn</text:span><text:span text:style-name="T1">,</text:span></text:p>
      <text:p text:style-name="P1">          <text:span text:style-name="T26">exact:</text:span><text:span text:style-name="T36">true</text:span><text:span text:style-name="T1">        </text:span></text:p>
      <text:p text:style-name="P1">               <text:span text:style-name="T1">},</text:span></text:p>
      <text:p text:style-name="P1">               <text:span text:style-name="T1">{</text:span></text:p>
      <text:p text:style-name="P1">          <text:span text:style-name="T43">component</text:span><text:span text:style-name="T26"> :</text:span><text:span text:style-name="T1"> </text:span><text:span text:style-name="T43">Error404</text:span><text:span text:style-name="T1"> ,      </text:span></text:p>
      <text:p text:style-name="P1">               <text:span text:style-name="T1">}</text:span></text:p>
      <text:p text:style-name="P1">          <text:span text:style-name="T1">]</text:span></text:p>
      <text:p text:style-name="P1">     <text:span text:style-name="T1">},</text:span></text:p>
      <text:p text:style-name="P1">     <text:span text:style-name="T1">{</text:span></text:p>
      <text:p text:style-name="P1">     <text:span text:style-name="T26">path :</text:span><text:span text:style-name="T1"> </text:span><text:span text:style-name="T30">"/"</text:span><text:span text:style-name="T1">,  </text:span><text:span text:style-name="T48">// partimos de la raiz </text:span></text:p>
      <text:p text:style-name="P1">     <text:span text:style-name="T26">exact :</text:span><text:span text:style-name="T1"> </text:span><text:span text:style-name="T36">false</text:span><text:span text:style-name="T1">, </text:span><text:span text:style-name="T48">// porque tendra subrutas </text:span></text:p>
      <text:p text:style-name="P1">     <text:span text:style-name="T43">component</text:span><text:span text:style-name="T26"> :</text:span><text:span text:style-name="T1"> </text:span><text:span text:style-name="T43">LayoutBasic</text:span><text:span text:style-name="T1">,</text:span></text:p>
      <text:p text:style-name="P4"><text:span text:style-name="T2">     </text:span><text:span text:style-name="T27">routes :</text:span><text:span text:style-name="T7"> [ {                </text:span><text:span text:style-name="T49">// rutas hijas </text:span></text:p>
      <text:p text:style-name="P1">          <text:span text:style-name="T26">path :</text:span><text:span text:style-name="T1"> </text:span><text:span text:style-name="T30">"/"</text:span><text:span text:style-name="T1">,</text:span></text:p>
      <text:p text:style-name="P1">          <text:span text:style-name="T43">component</text:span><text:span text:style-name="T26">:</text:span><text:span text:style-name="T1"> </text:span><text:span text:style-name="T43">Home</text:span><text:span text:style-name="T1">,</text:span></text:p>
      <text:p text:style-name="P1">          <text:span text:style-name="T26">exact :</text:span><text:span text:style-name="T1"> </text:span><text:span text:style-name="T36">true</text:span></text:p>
      <text:p text:style-name="P1">               <text:span text:style-name="T1">},</text:span></text:p>
      <text:p text:style-name="P1">               <text:span text:style-name="T1">{</text:span></text:p>
      <text:p text:style-name="P1">          <text:span text:style-name="T26">path :</text:span><text:span text:style-name="T1"> </text:span><text:span text:style-name="T30">"/Contact"</text:span><text:span text:style-name="T1">,</text:span></text:p>
      <text:p text:style-name="P1">          <text:span text:style-name="T43">component</text:span><text:span text:style-name="T26">:</text:span><text:span text:style-name="T1"> </text:span><text:span text:style-name="T43">Contact</text:span><text:span text:style-name="T1">,</text:span></text:p>
      <text:p text:style-name="P1">          <text:span text:style-name="T26">exact:</text:span><text:span text:style-name="T36">true</text:span><text:span text:style-name="T1">        </text:span></text:p>
      <text:p text:style-name="P1">               <text:span text:style-name="T1">},</text:span></text:p>
      <text:p text:style-name="P1">               <text:span text:style-name="T1">{</text:span></text:p>
      <text:p text:style-name="P1">          <text:span text:style-name="T43">component</text:span><text:span text:style-name="T26"> :</text:span><text:span text:style-name="T1"> </text:span><text:span text:style-name="T43">Error404</text:span><text:span text:style-name="T1"> ,      </text:span></text:p>
      <text:p text:style-name="P4"><text:span text:style-name="T2">               </text:span><text:span text:style-name="T7">}</text:span></text:p>
      <text:p text:style-name="P1">     <text:span text:style-name="T1">]   </text:span></text:p>
      <text:p text:style-name="P1">     </text:p>
      <text:p text:style-name="P1">     <text:span text:style-name="T1">}</text:span></text:p>
      <text:p text:style-name="P2">]</text:p>
      <text:p text:style-name="P2"><text:span text:style-name="T17">export</text:span> <text:span text:style-name="T17">default</text:span> <text:span text:style-name="T40">routes</text:span> 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2760686387203974432" text:style-name="L4">
        <text:list-item>
          <text:p text:style-name="P44">Observaciones : </text:p>
          <text:p text:style-name="P24"/>
        </text:list-item>
        <text:list-item>
          <text:p text:style-name="P24">El array routes principal se encarga de cargar los layout (LayoutAdmin y LayoutBasic).</text:p>
        </text:list-item>
      </text:list>
      <text:p text:style-name="P8"/>
      <text:list xml:id="list31275361" text:continue-numbering="true" text:style-name="L4">
        <text:list-item>
          <text:p text:style-name="P24">En cada una de estas rutas principales configuramos otro array routes que se encarga de cargar las paginas correspondientes . </text:p>
        </text:list-item>
      </text:list>
      <text:p text:style-name="P8"/>
      <text:list xml:id="list31253928" text:continue-numbering="true" text:style-name="L4">
        <text:list-item>
          <text:p text:style-name="P24">En cada elemento del array principal se configura : path , component , exact (false) y routes .</text:p>
        </text:list-item>
        <text:list-item>
          <text:p text:style-name="P24">En cada routes se configura : path , component y exact (true).</text:p>
        </text:list-item>
        <text:list-item>
          <text:p text:style-name="P24">Son Arrays de routes anidados ! .</text:p>
          <text:p text:style-name="P24"/>
        </text:list-item>
        <text:list-item>
          <text:p text:style-name="P24">Nuestra constante routes sera importada en App.js de client .</text:p>
        </text:list-item>
      </text:list>
      <text:p text:style-name="P8"/>
      <text:p text:style-name="P8"/>
      <text:list xml:id="list31257507" text:continue-numbering="true" text:style-name="L4">
        <text:list-item>
          <text:p text:style-name="P45">En client → App.js (raiz de la aplicacion) :</text:p>
          <text:p text:style-name="P24"/>
        </text:list-item>
      </text:list>
      <text:list xml:id="list1661039975753649261" text:style-name="L5">
        <text:list-item>
          <text:p text:style-name="P29"><text:span text:style-name="T16">Funcion <text:s/>RouteWithSubRutes( )</text:span><text:span text:style-name="T15"> <text:s/>:</text:span></text:p>
          <text:p text:style-name="P30"/>
        </text:list-item>
        <text:list-item>
          <text:p text:style-name="P30">Esta funcion recibe una ruta padre , renderiza su componente asociado y el pasa a dicho componente las rutas hijas para poder acceder a ellas desde el componente sin tener que importar toda la configuracion de rutas . </text:p>
        </text:list-item>
        <text:list-item>
          <text:p text:style-name="P30">Esta funcion es un componente . <text:s/></text:p>
        </text:list-item>
      </text:list>
      <text:p text:style-name="P18"/>
      <text:list xml:id="list31276790" text:continue-numbering="true" text:style-name="L5">
        <text:list-item>
          <text:p text:style-name="P46"><text:span text:style-name="T16">Uso de RouteWithSubRutes( )</text:span><text:span text:style-name="T15"> :</text:span></text:p>
        </text:list-item>
      </text:list>
      <text:p text:style-name="P21"/>
      <text:list xml:id="list31274026" text:continue-numbering="true" text:style-name="L5">
        <text:list-item>
          <text:p text:style-name="P47">En la funcion principal de App.js la utilizamos para recorrer el Array de routes mediante la funcion .map() . </text:p>
          <text:p text:style-name="P37"/>
        </text:list-item>
      </text:list>
      <text:p text:style-name="P14"><text:span text:style-name="T35">function</text:span><text:span text:style-name="T15"> </text:span><text:span text:style-name="T47">App</text:span><text:span text:style-name="T15">() {</text:span></text:p>
      <text:p text:style-name="P1"> </text:p>
      <text:p text:style-name="P4"/>
      <text:p text:style-name="P1">  <text:span text:style-name="T18">return</text:span><text:span text:style-name="T1"> (</text:span></text:p>
      <text:p text:style-name="P1">    <text:span text:style-name="T8">&lt;</text:span><text:span text:style-name="T11">AuthProvider</text:span><text:span text:style-name="T8">&gt;</text:span></text:p>
      <text:p text:style-name="P1">    <text:span text:style-name="T8">&lt;</text:span><text:span text:style-name="T11">Router</text:span><text:span text:style-name="T8">&gt;</text:span></text:p>
      <text:p text:style-name="P1">      <text:span text:style-name="T8">&lt;</text:span><text:span text:style-name="T11">Switch</text:span><text:span text:style-name="T8">&gt;</text:span></text:p>
      <text:p text:style-name="P1">       <text:span text:style-name="T36">{</text:span><text:span text:style-name="T42">routes</text:span><text:span text:style-name="T1">.</text:span><text:span text:style-name="T43">map</text:span><text:span text:style-name="T1">((</text:span><text:span text:style-name="T26">route</text:span><text:span text:style-name="T1">,</text:span><text:span text:style-name="T26">index</text:span><text:span text:style-name="T1"> ) </text:span><text:span text:style-name="T36">=&gt;</text:span><text:span text:style-name="T1"> ( </text:span><text:span text:style-name="T48">// recorremos routes con la funcion RouteWithSubRoutes</text:span></text:p>
      <text:p text:style-name="P1">         <text:span text:style-name="T8">&lt;</text:span><text:span text:style-name="T1"> </text:span><text:span text:style-name="T11">RouteWithSubRoutes</text:span><text:span text:style-name="T1"> </text:span><text:span text:style-name="T26">key</text:span><text:span text:style-name="T1">= </text:span><text:span text:style-name="T36">{</text:span><text:span text:style-name="T26">index</text:span><text:span text:style-name="T36">}</text:span><text:span text:style-name="T1"> </text:span><text:span text:style-name="T36">{</text:span><text:span text:style-name="T1">...</text:span><text:span text:style-name="T26">route</text:span><text:span text:style-name="T36">}</text:span><text:span text:style-name="T8">/&gt;</text:span><text:span text:style-name="T1"> </text:span></text:p>
      <text:p text:style-name="P1">        <text:span text:style-name="T1">) )</text:span><text:span text:style-name="T36">}</text:span></text:p>
      <text:p text:style-name="P1">      <text:span text:style-name="T8">&lt;/</text:span><text:span text:style-name="T11">Switch</text:span><text:span text:style-name="T8">&gt;</text:span></text:p>
      <text:p text:style-name="P1">    <text:span text:style-name="T8">&lt;/</text:span><text:span text:style-name="T11">Router</text:span><text:span text:style-name="T8">&gt;</text:span></text:p>
      <text:p text:style-name="P1">    <text:span text:style-name="T8">&lt;/</text:span><text:span text:style-name="T11">AuthProvider</text:span><text:span text:style-name="T8">&gt;</text:span></text:p>
      <text:p text:style-name="P4"/>
      <text:p text:style-name="P1">  <text:span text:style-name="T1">);</text:span></text:p>
      <text:p text:style-name="P18"/>
      <text:p text:style-name="P18"/>
      <text:p text:style-name="P18"/>
      <text:p text:style-name="P18"/>
      <text:p text:style-name="P18"><text:soft-page-break/></text:p>
      <text:list xml:id="list8924521492681562834" text:style-name="L6">
        <text:list-item>
          <text:p text:style-name="P48"><text:span text:style-name="T15">Forma de </text:span><text:span text:style-name="T16">RouteWithSubRutes( )</text:span><text:span text:style-name="T15"> :</text:span></text:p>
        </text:list-item>
      </text:list>
      <text:p text:style-name="P22"/>
      <text:list xml:id="list31255095" text:continue-numbering="true" text:style-name="L6">
        <text:list-item>
          <text:p text:style-name="P49">Utilizamos Route de react-router-dom , la funcion recibe una route que contiene : </text:p>
        </text:list-item>
        <text:list-item>
          <text:p text:style-name="P49">path , component y routes (rutas hijas)</text:p>
          <text:p text:style-name="P38"/>
        </text:list-item>
      </text:list>
      <text:p text:style-name="P15"><text:span text:style-name="T38">function</text:span><text:span text:style-name="T6"> </text:span><text:span text:style-name="T45">RouteWithSubRoutes</text:span><text:span text:style-name="T6">(</text:span><text:span text:style-name="T24">route</text:span><text:span text:style-name="T6">){ </text:span><text:span text:style-name="T50">// recibe ruta y subrutas y renderiza un componente </text:span></text:p>
      <text:p text:style-name="P4"/>
      <text:p text:style-name="P1">  <text:span text:style-name="T18">return</text:span><text:span text:style-name="T1"> (</text:span></text:p>
      <text:p text:style-name="P1">    <text:span text:style-name="T8">&lt;</text:span><text:span text:style-name="T11">Route</text:span></text:p>
      <text:p text:style-name="P1">    <text:span text:style-name="T26">path</text:span><text:span text:style-name="T1"> = </text:span><text:span text:style-name="T36">{</text:span><text:span text:style-name="T26">route</text:span><text:span text:style-name="T1">.</text:span><text:span text:style-name="T26">path</text:span><text:span text:style-name="T36">}</text:span></text:p>
      <text:p text:style-name="P1">    <text:span text:style-name="T26">exact</text:span><text:span text:style-name="T1"> = </text:span><text:span text:style-name="T36">{</text:span><text:span text:style-name="T26">route</text:span><text:span text:style-name="T1">.</text:span><text:span text:style-name="T26">exact</text:span><text:span text:style-name="T36">}</text:span></text:p>
      <text:p text:style-name="P1">    <text:span text:style-name="T48">//le pasamos al Layout(route.component) el componente mas las rutas hijas </text:span></text:p>
      <text:p text:style-name="P1">    <text:span text:style-name="T26">render</text:span><text:span text:style-name="T1"> = </text:span><text:span text:style-name="T36">{</text:span><text:span text:style-name="T26">props</text:span><text:span text:style-name="T1"> </text:span><text:span text:style-name="T36">=&gt;</text:span><text:span text:style-name="T1"> </text:span><text:span text:style-name="T8">&lt;</text:span><text:span text:style-name="T11">route.component</text:span><text:span text:style-name="T1"> </text:span><text:span text:style-name="T26">routes</text:span><text:span text:style-name="T1"> = </text:span><text:span text:style-name="T36">{</text:span><text:span text:style-name="T26">route</text:span><text:span text:style-name="T1">.</text:span><text:span text:style-name="T26">routes</text:span><text:span text:style-name="T36">}</text:span><text:span text:style-name="T1"> </text:span><text:span text:style-name="T36">{</text:span><text:span text:style-name="T1">...</text:span><text:span text:style-name="T26">props</text:span><text:span text:style-name="T36">}</text:span><text:span text:style-name="T8">/&gt;</text:span><text:span text:style-name="T36">}</text:span></text:p>
      <text:p text:style-name="P1">    <text:span text:style-name="T8">/&gt;</text:span></text:p>
      <text:p text:style-name="P1">  <text:span text:style-name="T1">);</text:span></text:p>
      <text:p text:style-name="P2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3543453320024251957" text:style-name="L7">
        <text:list-item>
          <text:p text:style-name="P39">En client → layouts → LayoutAdmin.js :</text:p>
          <text:p text:style-name="P39"/>
        </text:list-item>
      </text:list>
      <text:list xml:id="list3190632396740362378" text:style-name="L8">
        <text:list-item>
          <text:p text:style-name="P40">Hasta aqui hemos logrado que se carguen los Layout correspondientes a las url , pero debemos afinar en cada Layout las configuracion de rutas . </text:p>
          <text:p text:style-name="P40"/>
        </text:list-item>
        <text:list-item>
          <text:p text:style-name="P40">En los Layout correspondientes vamos a utilizar <text:s/>: </text:p>
        </text:list-item>
      </text:list>
      <text:p text:style-name="P18"/>
      <text:p text:style-name="P14"><text:span text:style-name="T21">import</text:span><text:span text:style-name="T15"> { </text:span><text:span text:style-name="T28">Route</text:span><text:span text:style-name="T15"> , </text:span><text:span text:style-name="T28">Switch</text:span><text:span text:style-name="T15"> } </text:span><text:span text:style-name="T21">from</text:span><text:span text:style-name="T15"> </text:span><text:span text:style-name="T32">'react-router-dom'</text:span><text:span text:style-name="T15">;</text:span></text:p>
      <text:p text:style-name="P18"/>
      <text:p text:style-name="P10"><text:span text:style-name="T20">export</text:span><text:span text:style-name="T4"> </text:span><text:span text:style-name="T20">default</text:span><text:span text:style-name="T4"> </text:span><text:span text:style-name="T39">function</text:span><text:span text:style-name="T4"> </text:span><text:span text:style-name="T46">LayoutAdmin</text:span><text:span text:style-name="T4">(</text:span><text:span text:style-name="T25">props</text:span><text:span text:style-name="T4">) {</text:span><text:span text:style-name="T51">//se puede hacer {routes} en vez de props</text:span></text:p>
      <text:p text:style-name="P1">    <text:span text:style-name="T48">// traemos sistemas de rutas </text:span></text:p>
      <text:p text:style-name="P1">    <text:span text:style-name="T36">const</text:span><text:span text:style-name="T1"> {</text:span><text:span text:style-name="T42">routes</text:span><text:span text:style-name="T1">} = </text:span><text:span text:style-name="T26">props</text:span><text:span text:style-name="T1"> ; </text:span></text:p>
      <text:p text:style-name="P1">      <text:span text:style-name="T48">// extraemos del Layout de antd los elementos de la vista </text:span></text:p>
      <text:p text:style-name="P1">    <text:span text:style-name="T36">const</text:span><text:span text:style-name="T1"> { </text:span><text:span text:style-name="T11">Content</text:span><text:span text:style-name="T1"> , </text:span><text:span text:style-name="T11">Footer</text:span><text:span text:style-name="T1">} = </text:span><text:span text:style-name="T11">Layout</text:span><text:span text:style-name="T1"> ; </text:span></text:p>
      <text:p text:style-name="P4"/>
      <text:p text:style-name="P1">    <text:span text:style-name="T18">return</text:span><text:span text:style-name="T1"> (</text:span></text:p>
      <text:p text:style-name="P1">        <text:span text:style-name="T8">&lt;</text:span><text:span text:style-name="T11">Layout</text:span><text:span text:style-name="T8">&gt;</text:span></text:p>
      <text:p text:style-name="P1">            <text:span text:style-name="T8">&lt;</text:span><text:span text:style-name="T36">h2</text:span><text:span text:style-name="T8">&gt;</text:span><text:span text:style-name="T1">Menu Sider Basic User</text:span><text:span text:style-name="T8">&lt;/</text:span><text:span text:style-name="T36">h2</text:span><text:span text:style-name="T8">&gt;</text:span></text:p>
      <text:p text:style-name="P1">            <text:span text:style-name="T8">&lt;</text:span><text:span text:style-name="T11">Layout</text:span><text:span text:style-name="T8">&gt;</text:span></text:p>
      <text:p text:style-name="P1">                <text:span text:style-name="T8">&lt;</text:span><text:span text:style-name="T11">Content</text:span><text:span text:style-name="T8">&gt;</text:span></text:p>
      <text:p text:style-name="P1">                    <text:span text:style-name="T8">&lt;</text:span><text:span text:style-name="T11">LoadRoutes</text:span><text:span text:style-name="T1"> </text:span><text:span text:style-name="T26">routes</text:span><text:span text:style-name="T1">=</text:span><text:span text:style-name="T36">{</text:span><text:span text:style-name="T42">routes</text:span><text:span text:style-name="T36">}</text:span><text:span text:style-name="T8">/&gt;</text:span><text:span text:style-name="T1">  </text:span></text:p>
      <text:p text:style-name="P1">                <text:span text:style-name="T8">&lt;/</text:span><text:span text:style-name="T11">Content</text:span><text:span text:style-name="T8">&gt;</text:span></text:p>
      <text:p text:style-name="P1">                <text:span text:style-name="T8">&lt;</text:span><text:span text:style-name="T11">Footer</text:span><text:span text:style-name="T8">&gt;</text:span></text:p>
      <text:p text:style-name="P1">                    <text:span text:style-name="T1">Leonardo Puchetta </text:span></text:p>
      <text:p text:style-name="P1">                <text:span text:style-name="T8">&lt;/</text:span><text:span text:style-name="T11">Footer</text:span><text:span text:style-name="T8">&gt;</text:span></text:p>
      <text:p text:style-name="P1">            <text:span text:style-name="T8">&lt;/</text:span><text:span text:style-name="T11">Layout</text:span><text:span text:style-name="T8">&gt;</text:span></text:p>
      <text:p text:style-name="P1">        <text:span text:style-name="T8">&lt;/</text:span><text:span text:style-name="T11">Layout</text:span><text:span text:style-name="T8">&gt;</text:span></text:p>
      <text:p text:style-name="P1">    <text:span text:style-name="T1">)</text:span></text:p>
      <text:p text:style-name="P2">}</text:p>
      <text:list xml:id="list31257998" text:continue-numbering="true" text:style-name="L8">
        <text:list-item>
          <text:p text:style-name="P36"><text:span text:style-name="T16">Funcion LoadRoutes( )</text:span><text:span text:style-name="T15"> :</text:span></text:p>
        </text:list-item>
      </text:list>
      <text:p text:style-name="P18"/>
      <text:p text:style-name="P10"><text:span text:style-name="T39">function</text:span><text:span text:style-name="T4"> </text:span><text:span text:style-name="T46">LoadRoutes</text:span><text:span text:style-name="T4">({</text:span><text:span text:style-name="T25">routes</text:span><text:span text:style-name="T4">}){    </text:span><text:span text:style-name="T51">// funcion componente </text:span></text:p>
      <text:p text:style-name="P19"/>
      <text:p text:style-name="P10"><text:span text:style-name="T2">   </text:span><text:span text:style-name="T19">return</text:span><text:span text:style-name="T7"> (</text:span></text:p>
      <text:p text:style-name="P1">        <text:span text:style-name="T8">&lt;</text:span><text:span text:style-name="T11">Switch</text:span><text:span text:style-name="T8">&gt;</text:span></text:p>
      <text:p text:style-name="P4"><text:span text:style-name="T2">            </text:span><text:span text:style-name="T37">{</text:span><text:span text:style-name="T27">routes</text:span><text:span text:style-name="T7">.</text:span><text:span text:style-name="T44">map</text:span><text:span text:style-name="T7">((</text:span><text:span text:style-name="T27">route</text:span><text:span text:style-name="T7"> , </text:span><text:span text:style-name="T27">index</text:span><text:span text:style-name="T7"> ) </text:span><text:span text:style-name="T37">=&gt;</text:span><text:span text:style-name="T7"> (</text:span></text:p>
      <text:p text:style-name="P1">            <text:span text:style-name="T8">&lt;</text:span><text:span text:style-name="T1"> </text:span><text:span text:style-name="T11">Route</text:span><text:span text:style-name="T1"> </text:span></text:p>
      <text:p text:style-name="P1">            <text:span text:style-name="T26">key</text:span><text:span text:style-name="T1"> = </text:span><text:span text:style-name="T36">{</text:span><text:span text:style-name="T26">index</text:span><text:span text:style-name="T36">}</text:span></text:p>
      <text:p text:style-name="P1">            <text:span text:style-name="T26">path</text:span><text:span text:style-name="T1"> = </text:span><text:span text:style-name="T36">{</text:span><text:span text:style-name="T26">route</text:span><text:span text:style-name="T1">.</text:span><text:span text:style-name="T26">path</text:span><text:span text:style-name="T36">}</text:span><text:span text:style-name="T1"> </text:span></text:p>
      <text:p text:style-name="P1">            <text:span text:style-name="T26">exact</text:span><text:span text:style-name="T1"> = </text:span><text:span text:style-name="T36">{</text:span><text:span text:style-name="T26">route</text:span><text:span text:style-name="T1">.</text:span><text:span text:style-name="T26">exact</text:span><text:span text:style-name="T36">}</text:span></text:p>
      <text:p text:style-name="P1">            <text:span text:style-name="T48">//no usamos render pq el componente a renderizar se </text:span></text:p>
      <text:p text:style-name="P1">            <text:span text:style-name="T48">//define manualmente y no mediante rutas </text:span></text:p>
      <text:p text:style-name="P1">            <text:span text:style-name="T26">component</text:span><text:span text:style-name="T1"> = </text:span><text:span text:style-name="T36">{</text:span><text:span text:style-name="T26">route</text:span><text:span text:style-name="T1">.</text:span><text:span text:style-name="T26">component</text:span><text:span text:style-name="T36">}</text:span></text:p>
      <text:p text:style-name="P4"><text:span text:style-name="T2">            </text:span><text:span text:style-name="T9">/&gt;</text:span></text:p>
      <text:p text:style-name="P1">            <text:span text:style-name="T1">))</text:span><text:span text:style-name="T36">}</text:span></text:p>
      <text:p text:style-name="P1">        <text:span text:style-name="T8">&lt;/</text:span><text:span text:style-name="T11">Switch</text:span><text:span text:style-name="T8">&gt;</text:span></text:p>
      <text:p text:style-name="P1">        </text:p>
      <text:p text:style-name="P1">    <text:span text:style-name="T1">)</text:span> </text:p>
      <text:p text:style-name="P4"><text:span text:style-name="T2">     </text:span><text:span text:style-name="T7">}</text:span></text:p>
      <text:p text:style-name="P27"><text:soft-page-break/></text:p>
      <text:list xml:id="list7873432426405736929" text:style-name="L10">
        <text:list-item>
          <text:p text:style-name="P26">El agregado de Switch de react-router-dom es para aviatar que siga renderizando componentes del array de routes cuando ya a renderizado uno , se agrega al incluir la pagina de Error 404 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3-17T09:22:48.03</meta:creation-date>
    <dc:date>2021-07-26T11:04:08.79</dc:date>
    <dc:creator>leo puche</dc:creator>
    <meta:editing-duration>P7DT23H27M32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6" meta:paragraph-count="153" meta:word-count="832" meta:character-count="5836"/>
  </office:meta>
</office:document-meta>
</file>